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1.378cm" fo:min-width="1.268cm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2.05cm" fo:min-width="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e6e6ff"/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-color="#e6e6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line-height="100%"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3cm" svg:height="1.673cm" svg:x="5.7cm" svg:y="0.827cm">
          <draw:text-box>
            <text:p text:style-name="P1"><text:span text:style-name="T1"/></text:p>
            <text:p text:style-name="P1"><text:span text:style-name="T1"><text:s text:c="5"/></text:span><text:span text:style-name="T1">Server <text:s text:c="4"/></text:span></text:p>
          </draw:text-box>
        </draw:frame>
        <draw:custom-shape draw:style-name="gr2" draw:text-style-name="P3" xml:id="id1" draw:id="id1" draw:layer="layout" svg:width="2.5cm" svg:height="2.3cm" svg:x="2.9cm" svg:y="3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2.5cm" svg:height="2.3cm" svg:x="17.4cm" svg:y="2.8cm">
          <text:p text:style-name="P1"><text:span text:style-name="T2">En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2.5cm" svg:height="2.3cm" svg:x="9.5cm" svg:y="3cm">
          <text:p text:style-name="P1"><text:span text:style-name="T3">Initi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5.4cm" svg:y1="4.15cm" svg:x2="9.5cm" svg:y2="4.15cm" draw:start-shape="id1" draw:start-glue-point="10" draw:end-shape="id2" draw:end-glue-point="3" svg:d="M5400 4150h4100" svg:viewBox="0 0 4101 1">
          <text:p/>
        </draw:connector>
        <draw:custom-shape draw:style-name="gr2" draw:text-style-name="P4" xml:id="id3" draw:id="id3" draw:layer="layout" svg:width="2.5cm" svg:height="2.3cm" svg:x="9.5cm" svg:y="6.9cm">
          <text:p text:style-name="P1"><text:span text:style-name="T3">Check</text:span></text:p>
          <text:p text:style-name="P1"><text:span text:style-name="T3">Sock </text:span></text:p>
          <text:p text:style-name="P1"><text:span text:style-name="T3">st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0.75cm" svg:y1="5.3cm" svg:x2="10.75cm" svg:y2="6.9cm" draw:start-shape="id2" draw:start-glue-point="8" draw:end-shape="id3" draw:end-glue-point="4" svg:d="M10750 5300v1600" svg:viewBox="0 0 1 1601">
          <text:p/>
        </draw:connector>
        <draw:custom-shape draw:style-name="gr2" draw:text-style-name="P4" xml:id="id4" draw:id="id4" draw:layer="layout" svg:width="2.5cm" svg:height="2.3cm" svg:x="2.8cm" svg:y="6.9cm">
          <text:p text:style-name="P1"><text:span text:style-name="T3">Accep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5cm" svg:y1="8.05cm" svg:x2="5.3cm" svg:y2="8.05cm" draw:start-shape="id3" draw:start-glue-point="6" draw:end-shape="id4" svg:d="M9500 8050h-4200" svg:viewBox="0 0 4201 1">
          <text:p/>
        </draw:connector>
        <draw:custom-shape draw:style-name="gr2" draw:text-style-name="P4" xml:id="id5" draw:id="id5" draw:layer="layout" svg:width="2.5cm" svg:height="2.3cm" svg:x="9.5cm" svg:y="11.2cm">
          <text:p text:style-name="P1"><text:span text:style-name="T3">Recie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0.75cm" svg:y1="9.2cm" svg:x2="10.75cm" svg:y2="11.2cm" draw:start-shape="id3" draw:start-glue-point="8" draw:end-shape="id5" svg:d="M10750 9200v2000" svg:viewBox="0 0 1 2001">
          <text:p/>
        </draw:connector>
        <draw:frame draw:style-name="gr5" draw:text-style-name="P7" draw:layer="layout" svg:width="2.8cm" svg:height="0.725cm" svg:x="6.1cm" svg:y="7.475cm">
          <draw:text-box>
            <text:p><text:span text:style-name="T4">New Client</text:span></text:p>
          </draw:text-box>
        </draw:frame>
        <draw:frame draw:style-name="gr6" draw:text-style-name="P7" draw:layer="layout" svg:width="4.2cm" svg:height="1.199cm" svg:x="4.6cm" svg:y="11.7cm">
          <draw:text-box>
            <text:p><text:span text:style-name="T4">Connect message</text:span></text:p>
          </draw:text-box>
        </draw:frame>
        <draw:connector draw:style-name="gr4" draw:text-style-name="P5" draw:layer="layout" svg:x1="4.05cm" svg:y1="6.9cm" svg:x2="9.866cm" svg:y2="7.236cm" draw:start-shape="id4" draw:start-glue-point="4" draw:end-shape="id3" draw:end-glue-point="5" svg:d="M4050 6900v-501h5816v837" svg:viewBox="0 0 5817 838">
          <text:p/>
        </draw:connector>
        <draw:frame draw:style-name="gr5" draw:text-style-name="P7" draw:layer="layout" svg:width="2.8cm" svg:height="0.725cm" svg:x="5.1cm" svg:y="5.775cm">
          <draw:text-box>
            <text:p><text:span text:style-name="T4">Loop Back</text:span></text:p>
          </draw:text-box>
        </draw:frame>
        <draw:custom-shape draw:style-name="gr2" draw:text-style-name="P4" xml:id="id6" draw:id="id6" draw:layer="layout" svg:width="2.5cm" svg:height="2.3cm" svg:x="3cm" svg:y="13.6cm">
          <text:p text:style-name="P1"><text:span text:style-name="T3">Add new </text:span></text:p>
          <text:p text:style-name="P1"><text:span text:style-name="T3">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9.5cm" svg:y1="12.35cm" svg:x2="4.25cm" svg:y2="13.6cm" draw:start-shape="id5" draw:start-glue-point="6" draw:end-shape="id6" draw:end-glue-point="4" svg:d="M9500 12350h-5250v1250" svg:viewBox="0 0 5251 1251">
          <text:p/>
        </draw:connector>
        <draw:custom-shape draw:style-name="gr2" draw:text-style-name="P4" xml:id="id7" draw:id="id7" draw:layer="layout" svg:width="2.5cm" svg:height="2.3cm" svg:x="3cm" svg:y="17.3cm">
          <text:p text:style-name="P1"><text:span text:style-name="T3">Send list</text:span></text:p>
          <text:p text:style-name="P1"><text:span text:style-name="T3">To 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2.5cm" svg:height="2.3cm" svg:x="9.5cm" svg:y="17.3cm">
          <text:p text:style-name="P1"><text:span text:style-name="T3">Broadcast</text:span></text:p>
          <text:p text:style-name="P1"><text:span text:style-name="T3">Mess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4.25cm" svg:y1="15.9cm" svg:x2="4.25cm" svg:y2="17.3cm" draw:start-shape="id6" draw:start-glue-point="8" draw:end-shape="id7" draw:end-glue-point="4" svg:d="M4250 15900v1400" svg:viewBox="0 0 1 1401">
          <text:p text:style-name="P1"><text:s/></text:p>
        </draw:connector>
        <draw:frame draw:style-name="gr6" draw:text-style-name="P7" draw:layer="layout" svg:width="4.2cm" svg:height="1.199cm" svg:x="4.1cm" svg:y="16.1cm">
          <draw:text-box>
            <text:p><text:span text:style-name="T4">Generate list</text:span></text:p>
          </draw:text-box>
        </draw:frame>
        <draw:connector draw:style-name="gr7" draw:text-style-name="P5" draw:layer="layout" svg:x1="5.5cm" svg:y1="18.45cm" svg:x2="9.5cm" svg:y2="18.45cm" draw:start-shape="id7" draw:start-glue-point="10" draw:end-shape="id8" draw:end-glue-point="6" svg:d="M5500 18450h4000" svg:viewBox="0 0 4001 1">
          <text:p text:style-name="P1"><text:s/></text:p>
        </draw:connector>
        <draw:custom-shape draw:style-name="gr2" draw:text-style-name="P4" xml:id="id9" draw:id="id9" draw:layer="layout" svg:width="2.5cm" svg:height="2.3cm" svg:x="14.8cm" svg:y="13.8cm">
          <text:p text:style-name="P1"><text:span text:style-name="T3">Remove</text:span></text:p>
          <text:p text:style-name="P1"><text:span text:style-name="T3">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2cm" svg:y1="12.35cm" svg:x2="16.05cm" svg:y2="13.8cm" draw:start-shape="id5" draw:end-shape="id9" draw:end-glue-point="4" svg:d="M12000 12350h4050v1450" svg:viewBox="0 0 4051 1451">
          <text:p/>
        </draw:connector>
        <draw:frame draw:style-name="gr6" draw:text-style-name="P7" draw:layer="layout" svg:width="4.7cm" svg:height="1.199cm" svg:x="12cm" svg:y="11.7cm">
          <draw:text-box>
            <text:p><text:span text:style-name="T4">Disconnect message</text:span></text:p>
          </draw:text-box>
        </draw:frame>
        <draw:connector draw:style-name="gr7" draw:text-style-name="P5" draw:layer="layout" svg:x1="16.05cm" svg:y1="16.1cm" svg:x2="12cm" svg:y2="18.45cm" draw:start-shape="id9" draw:start-glue-point="8" draw:end-shape="id8" draw:end-glue-point="10" svg:d="M16050 16100v2350h-4050" svg:viewBox="0 0 4051 2351">
          <text:p text:style-name="P1"><text:s/></text:p>
        </draw:connector>
        <draw:connector draw:style-name="gr4" draw:text-style-name="P5" draw:layer="layout" draw:line-skew="0cm 5.799cm" svg:x1="10.75cm" svg:y1="19.6cm" svg:x2="12cm" svg:y2="8.05cm" draw:start-shape="id8" draw:start-glue-point="8" draw:end-shape="id3" svg:d="M10750 19600v501h7550v-12051h-6300" svg:viewBox="0 0 7551 12052">
          <text:p/>
        </draw:connector>
        <draw:connector draw:style-name="gr4" draw:text-style-name="P5" draw:layer="layout" svg:x1="11.634cm" svg:y1="7.236cm" svg:x2="18.65cm" svg:y2="5.1cm" draw:start-shape="id3" draw:start-glue-point="11" draw:end-shape="id10" draw:end-glue-point="8" svg:d="M11634 7236v-1236h7016v-900" svg:viewBox="0 0 7017 2137">
          <text:p/>
        </draw:connector>
        <draw:frame draw:style-name="gr5" draw:text-style-name="P7" draw:layer="layout" svg:width="2.8cm" svg:height="0.725cm" svg:x="15.1cm" svg:y="7.475cm">
          <draw:text-box>
            <text:p><text:span text:style-name="T4">Loop Back</text:span></text:p>
          </draw:text-box>
        </draw:frame>
        <draw:frame draw:style-name="gr5" draw:text-style-name="P7" draw:layer="layout" svg:width="2.8cm" svg:height="0.725cm" svg:x="14cm" svg:y="5.2cm">
          <draw:text-box>
            <text:p><text:span text:style-name="T4">Terminate</text:span></text:p>
          </draw:text-box>
        </draw:frame>
        <draw:connector draw:style-name="gr4" draw:text-style-name="P5" draw:layer="layout" svg:x1="10.75cm" svg:y1="13.5cm" svg:x2="10.75cm" svg:y2="17.3cm" draw:start-shape="id5" draw:start-glue-point="8" draw:end-shape="id8" draw:end-glue-point="4" svg:d="M10750 13500v3800" svg:viewBox="0 0 1 3801">
          <text:p/>
        </draw:connector>
        <draw:frame draw:style-name="gr6" draw:text-style-name="P7" draw:layer="layout" svg:width="4.7cm" svg:height="1.199cm" svg:x="10.7cm" svg:y="14.901cm">
          <draw:text-box>
            <text:p><text:span text:style-name="T4">Chat</text:span></text:p>
            <text:p><text:span text:style-name="T4">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1:36:53.570992808</meta:creation-date>
    <dc:date>2016-03-22T22:46:36.271921215</dc:date>
    <meta:editing-duration>PT21M19S</meta:editing-duration>
    <meta:editing-cycles>3</meta:editing-cycles>
    <meta:generator>LibreOffice/4.4.3.2$Linux_X86_64 LibreOffice_project/40$Build-2</meta:generator>
    <meta:document-statistic meta:object-count="32"/>
  </office:meta>
</office:document-meta>
</file>